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000000330A3BBC602392E6CAA.png" manifest:media-type="image/png"/>
  <manifest:file-entry manifest:full-path="Pictures/1000D89800020BE0000194D09216E9815D6A3BDB.pdf" manifest:media-type="application/pdf"/>
  <manifest:file-entry manifest:full-path="Pictures/1000000100000420000003301D846CC01F2E58BE.png" manifest:media-type="image/png"/>
  <manifest:file-entry manifest:full-path="Pictures/100000010000042000000330B59076FA76DCD02B.png" manifest:media-type="image/png"/>
  <manifest:file-entry manifest:full-path="Pictures/1000B80100020BE0000194D0AA8900E9A6444273.pdf" manifest:media-type="application/pdf"/>
  <manifest:file-entry manifest:full-path="Pictures/1002D44400020BE0000194D03A7E2343ED05ACEA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81cm" svg:height="15.749cm" svg:x="4.036cm" svg:y="0.171cm">
          <draw:image xlink:href="Pictures/1002D44400020BE0000194D03A7E2343ED05ACEA.pdf" xlink:type="simple" xlink:show="embed" xlink:actuate="onLoad" draw:mime-type="application/pdf">
            <text:p/>
          </draw:image>
          <draw:image xlink:href="Pictures/100000010000042000000330B59076FA76DCD02B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26.297cm" svg:height="20.32cm" svg:x="1.905cm" svg:y="-2.285cm">
          <draw:image xlink:href="Pictures/1000B80100020BE0000194D0AA8900E9A6444273.pdf" xlink:type="simple" xlink:show="embed" xlink:actuate="onLoad" draw:mime-type="application/pdf">
            <text:p/>
          </draw:image>
          <draw:image xlink:href="Pictures/1000000100000420000003301D846CC01F2E58BE.png" xlink:type="simple" xlink:show="embed" xlink:actuate="onLoad" draw:mime-type="image/png"/>
        </draw:frame>
        <draw:line draw:style-name="gr3" draw:text-style-name="P1" draw:layer="layout" svg:x1="8.89cm" svg:y1="12.243cm" svg:x2="14.605cm" svg:y2="12.243cm">
          <text:p/>
        </draw:line>
        <draw:line draw:style-name="gr4" draw:text-style-name="P1" draw:layer="layout" svg:x1="21.504cm" svg:y1="10.612cm" svg:x2="20.218cm" svg:y2="11.08cm">
          <text:p/>
        </draw:lin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5.963cm" svg:height="20.062cm" svg:x="1.019cm" svg:y="-2.156cm">
          <draw:image xlink:href="Pictures/1000D89800020BE0000194D09216E9815D6A3BDB.pdf" xlink:type="simple" xlink:show="embed" xlink:actuate="onLoad" draw:mime-type="application/pdf">
            <text:p/>
          </draw:image>
          <draw:image xlink:href="Pictures/100000010000042000000330A3BBC602392E6CAA.png" xlink:type="simple" xlink:show="embed" xlink:actuate="onLoad" draw:mime-type="image/png"/>
        </draw:frame>
        <draw:line draw:style-name="gr3" draw:text-style-name="P1" draw:layer="layout" svg:x1="11.989cm" svg:y1="12.09cm" svg:x2="19.609cm" svg:y2="12.09cm">
          <text:p/>
        </draw:line>
        <draw:line draw:style-name="gr4" draw:text-style-name="P1" draw:layer="layout" svg:x1="18.581cm" svg:y1="7.54cm" svg:x2="17.184cm" svg:y2="7.914cm">
          <text:p/>
        </draw:lin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5-08T08:52:02.469121138</meta:creation-date>
    <dc:date>2023-05-08T10:46:58.497164309</dc:date>
    <meta:editing-duration>PT26M6S</meta:editing-duration>
    <meta:editing-cycles>4</meta:editing-cycles>
    <meta:generator>LibreOffice/7.3.3.2$MacOSX_AARCH64 LibreOffice_project/d1d0ea68f081ee2800a922cac8f79445e4603348</meta:generator>
    <meta:document-statistic meta:object-count="34"/>
  </office:meta>
</office:document-meta>
</file>